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bold" fo:font-family="Verdana" style:font-family-asian="Verdana" style:font-family-complex="Verdana" fo:background-color="transparent" style:use-window-font-color="true"/>
    </style:style>
    <style:style style:name="T2" style:family="text">
      <style:text-properties fo:font-size="10.00pt" fo:font-weight="normal" fo:font-family="Verdana" style:font-family-asian="Verdana" style:font-family-complex="Verdana" fo:background-color="transparent" style:use-window-font-color="true"/>
    </style:style>
    <style:style style:name="T3" style:family="text">
      <style:text-properties fo:font-size="8.00pt" fo:font-weight="normal" fo:font-family="Calibri" style:font-family-asian="Calibri" style:font-family-complex="Calibri" fo:background-color="transparent" style:use-window-font-color="true"/>
    </style:style>
    <style:style style:name="T4" style:family="text">
      <style:text-properties fo:font-size="10.00pt" fo:font-weight="normal" fo:font-family="Verdana" style:font-family-asian="Verdana" style:font-family-complex="Verdana" fo:background-color="transparent" style:use-window-font-color="true"/>
    </style:style>
    <style:style style:name="T5" style:family="text">
      <style:text-properties fo:font-size="10.00pt" fo:font-weight="bold" fo:font-family="Verdana" style:font-family-asian="Verdana" style:font-family-complex="Verdana" fo:background-color="transparent" style:use-window-font-color="true" fo:font-style="italic"/>
    </style:style>
    <style:style style:name="T6" style:family="text">
      <style:text-properties fo:font-size="10.00pt" fo:font-weight="normal" fo:font-family="Verdana" style:font-family-asian="Verdana" style:font-family-complex="Verdana" fo:background-color="transparent" style:use-window-font-color="true"/>
    </style:style>
    <style:style style:name="T7" style:family="text">
      <style:text-properties fo:font-size="10.00pt" fo:font-weight="normal" fo:font-family="Verdana" style:font-family-asian="Verdana" style:font-family-complex="Verdana" fo:background-color="transparent" style:use-window-font-color="true" fo:font-style="italic"/>
    </style:style>
    <style:style style:name="T8" style:family="text">
      <style:text-properties fo:font-size="10.00pt" fo:font-weight="normal" fo:font-family="Verdana" style:font-family-asian="Verdana" style:font-family-complex="Verdana" fo:background-color="transparent" style:use-window-font-color="true"/>
    </style:style>
    <style:style style:name="T9" style:family="text">
      <style:text-properties fo:font-size="10.00pt" fo:font-weight="normal" fo:font-family="Verdana" style:font-family-asian="Verdana" style:font-family-complex="Verdana" fo:background-color="transparent" style:use-window-font-color="true" fo:font-style="italic"/>
    </style:style>
    <style:style style:name="T10" style:family="text">
      <style:text-properties fo:font-size="10.00pt" fo:font-weight="normal" fo:font-family="Verdana" style:font-family-asian="Verdana" style:font-family-complex="Verdana" fo:background-color="transparent" style:use-window-font-color="true"/>
    </style:style>
    <style:style style:name="T11" style:family="text">
      <style:text-properties fo:font-size="10.00pt" fo:font-weight="bold" fo:font-family="Verdana" style:font-family-asian="Verdana" style:font-family-complex="Verdana" fo:background-color="transparent" style:use-window-font-color="true"/>
    </style:style>
    <style:style style:name="T12" style:family="text">
      <style:text-properties fo:font-size="10.00pt" fo:font-weight="normal" fo:font-family="Verdana" style:font-family-asian="Verdana" style:font-family-complex="Verdana" fo:background-color="transparent" style:use-window-font-color="true"/>
    </style:style>
    <style:style style:name="T13" style:family="text">
      <style:text-properties fo:font-size="10.00pt" fo:font-weight="normal" fo:font-family="Verdana" style:font-family-asian="Verdana" style:font-family-complex="Verdana" fo:background-color="transparent" style:use-window-font-color="true" fo:font-style="italic"/>
    </style:style>
    <style:style style:name="T14" style:family="text">
      <style:text-properties fo:font-size="10.00pt" fo:font-weight="bold" fo:font-family="Verdana" style:font-family-asian="Verdana" style:font-family-complex="Verdana" fo:background-color="transparent" style:use-window-font-color="true"/>
    </style:style>
    <style:style style:name="T15" style:family="text">
      <style:text-properties fo:font-size="10.00pt" fo:font-weight="normal" fo:font-family="Verdana" style:font-family-asian="Verdana" style:font-family-complex="Verdana" fo:background-color="transparent" style:use-window-font-color="true" fo:font-style="italic"/>
    </style:style>
    <style:style style:name="T16" style:family="text">
      <style:text-properties fo:font-size="10.00pt" fo:font-weight="normal" fo:font-family="Verdana" style:font-family-asian="Verdana" style:font-family-complex="Verdana" fo:background-color="transparent" style:use-window-font-color="true"/>
    </style:style>
    <style:style style:name="T17" style:family="text">
      <style:text-properties fo:font-size="10.00pt" fo:font-weight="normal" fo:font-family="Verdana" style:font-family-asian="Verdana" style:font-family-complex="Verdana" fo:background-color="transparent" style:use-window-font-color="true" fo:font-style="italic"/>
    </style:style>
    <style:style style:name="T18" style:family="text">
      <style:text-properties fo:font-size="10.00pt" fo:font-weight="normal" fo:font-family="Verdana" style:font-family-asian="Verdana" style:font-family-complex="Verdana" fo:background-color="transparent" style:use-window-font-color="true"/>
    </style:style>
    <style:style style:name="T19" style:family="text">
      <style:text-properties fo:font-size="10.00pt" fo:font-weight="bold" fo:font-family="Verdana" style:font-family-asian="Verdana" style:font-family-complex="Verdana" fo:background-color="transparent" style:use-window-font-color="true"/>
    </style:style>
    <style:style style:name="T20" style:family="text">
      <style:text-properties fo:font-size="10.00pt" fo:font-weight="normal" fo:font-family="Verdana" style:font-family-asian="Verdana" style:font-family-complex="Verdana" fo:background-color="transparent" style:use-window-font-color="true"/>
    </style:style>
    <style:style style:name="T21" style:family="text">
      <style:text-properties fo:font-size="10.00pt" fo:font-weight="normal" fo:font-family="Verdana" style:font-family-asian="Verdana" style:font-family-complex="Verdana" fo:background-color="transparent" style:use-window-font-color="true" fo:font-style="italic"/>
    </style:style>
    <style:style style:name="T22" style:family="text">
      <style:text-properties fo:font-size="10.00pt" fo:font-weight="normal" fo:font-family="Verdana" style:font-family-asian="Verdana" style:font-family-complex="Verdana" fo:background-color="transparent" style:use-window-font-color="true"/>
    </style:style>
    <style:style style:name="T23" style:family="text">
      <style:text-properties fo:font-size="10.00pt" fo:font-weight="bold" fo:font-family="Verdana" style:font-family-asian="Verdana" style:font-family-complex="Verdana" fo:background-color="transparent" style:use-window-font-color="true"/>
    </style:style>
    <style:style style:name="T24" style:family="text">
      <style:text-properties fo:font-size="10.00pt" fo:font-weight="normal" fo:font-family="Verdana" style:font-family-asian="Verdana" style:font-family-complex="Verdana" fo:background-color="transparent" style:use-window-font-color="true"/>
    </style:style>
    <style:style style:name="T25" style:family="text">
      <style:text-properties fo:font-size="8.00pt" fo:font-weight="normal" fo:font-family="Calibri" style:font-family-asian="Calibri" style:font-family-complex="Calibri" fo:background-color="transparent" style:use-window-font-color="true"/>
    </style:style>
    <style:style style:name="T26" style:family="text">
      <style:text-properties fo:font-size="10.00pt" fo:font-weight="bold" fo:font-family="Verdana" style:font-family-asian="Verdana" style:font-family-complex="Verdana"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Verdana" style:font-family-asian="Verdana" style:font-family-complex="Verdana" fo:background-color="transparent" style:use-window-font-color="true"/>
    </style:style>
    <style:style style:name="T29" style:family="text">
      <style:text-properties fo:font-size="8.00pt" fo:font-weight="normal" fo:font-family="Calibri" style:font-family-asian="Calibri" style:font-family-complex="Calibri" fo:background-color="transparent" style:use-window-font-color="true"/>
    </style:style>
    <style:style style:name="T30" style:family="text">
      <style:text-properties fo:font-size="10.00pt" fo:font-weight="normal" fo:font-family="Verdana" style:font-family-asian="Verdana" style:font-family-complex="Verdan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Verdana" style:font-family-asian="Verdana" style:font-family-complex="Verdana" fo:background-color="transparent" style:use-window-font-color="true"/>
    </style:style>
    <style:style style:name="T33" style:family="text">
      <style:text-properties fo:font-size="10.00pt" fo:font-weight="normal" fo:font-family="Verdana" style:font-family-asian="Verdana" style:font-family-complex="Verdana" fo:background-color="transparent" style:use-window-font-color="true"/>
    </style:style>
    <style:style style:name="T34" style:family="text">
      <style:text-properties fo:font-size="10.00pt" fo:font-weight="normal" fo:font-family="Verdana" style:font-family-asian="Verdana" style:font-family-complex="Verdana" fo:background-color="transparent" style:use-window-font-color="true"/>
    </style:style>
    <style:style style:name="T35" style:family="text">
      <style:text-properties fo:font-size="8.00pt" fo:font-weight="normal" fo:font-family="Calibri" style:font-family-asian="Calibri" style:font-family-complex="Calibri" fo:background-color="transparent" style:use-window-font-color="true"/>
    </style:style>
    <style:style style:name="T36" style:family="text">
      <style:text-properties fo:font-size="10.00pt" fo:font-weight="normal" fo:font-family="Verdana" style:font-family-asian="Verdana" style:font-family-complex="Verdan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Verdana" style:font-family-asian="Verdana" style:font-family-complex="Verdana" fo:background-color="transparent" style:use-window-font-color="true"/>
    </style:style>
    <style:style style:name="T39" style:family="text">
      <style:text-properties fo:font-size="8.00pt" fo:font-weight="normal" fo:font-family="Calibri" style:font-family-asian="Calibri" style:font-family-complex="Calibri" fo:background-color="transparent" style:use-window-font-color="true"/>
    </style:style>
    <style:style style:name="T40" style:family="text">
      <style:text-properties fo:font-size="10.00pt" fo:font-weight="normal" fo:font-family="Verdana" style:font-family-asian="Verdana" style:font-family-complex="Verdan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Verdana" style:font-family-asian="Verdana" style:font-family-complex="Verdana" fo:background-color="transparent" style:use-window-font-color="true"/>
    </style:style>
    <style:style style:name="T43" style:family="text">
      <style:text-properties fo:font-size="10.00pt" fo:font-weight="normal" fo:font-family="Verdana" style:font-family-asian="Verdana" style:font-family-complex="Verdana" fo:background-color="transparent" style:use-window-font-color="true"/>
    </style:style>
    <style:style style:name="T44" style:family="text">
      <style:text-properties fo:font-size="10.00pt" fo:font-weight="normal" fo:font-family="Verdana" style:font-family-asian="Verdana" style:font-family-complex="Verdana" fo:background-color="transparent" style:use-window-font-color="true"/>
    </style:style>
    <style:style style:name="T45" style:family="text">
      <style:text-properties fo:font-size="8.00pt" fo:font-weight="normal" fo:font-family="Calibri" style:font-family-asian="Calibri" style:font-family-complex="Calibri" fo:background-color="transparent" style:use-window-font-color="true"/>
    </style:style>
    <style:style style:name="T46" style:family="text">
      <style:text-properties fo:font-size="10.00pt" fo:font-weight="normal" fo:font-family="Verdana" style:font-family-asian="Verdana" style:font-family-complex="Verdana"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Verdana" style:font-family-asian="Verdana" style:font-family-complex="Verdana" fo:background-color="transparent" style:use-window-font-color="true"/>
    </style:style>
    <style:style style:name="T49" style:family="text">
      <style:text-properties fo:font-size="8.00pt" fo:font-weight="normal" fo:font-family="Calibri" style:font-family-asian="Calibri" style:font-family-complex="Calibri" fo:background-color="transparent" style:use-window-font-color="true"/>
    </style:style>
    <style:style style:name="T50" style:family="text">
      <style:text-properties fo:font-size="10.00pt" fo:font-weight="normal" fo:font-family="Verdana" style:font-family-asian="Verdana" style:font-family-complex="Verdan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Verdana" style:font-family-asian="Verdana" style:font-family-complex="Verdana" fo:background-color="transparent" style:use-window-font-color="true"/>
    </style:style>
    <style:style style:name="T53" style:family="text">
      <style:text-properties fo:font-size="8.00pt" fo:font-weight="normal" fo:font-family="Calibri" style:font-family-asian="Calibri" style:font-family-complex="Calibri" fo:background-color="transparent" style:use-window-font-color="true"/>
    </style:style>
    <style:style style:name="T54" style:family="text">
      <style:text-properties fo:font-size="10.00pt" fo:font-weight="normal" fo:font-family="Verdana" style:font-family-asian="Verdana" style:font-family-complex="Verdan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Verdana" style:font-family-asian="Verdana" style:font-family-complex="Verdana" fo:background-color="transparent" style:use-window-font-color="true"/>
    </style:style>
    <style:style style:name="T57" style:family="text">
      <style:text-properties fo:font-size="8.00pt" fo:font-weight="normal" fo:font-family="Calibri" style:font-family-asian="Calibri" style:font-family-complex="Calibri" fo:background-color="transparent" style:use-window-font-color="true"/>
    </style:style>
    <style:style style:name="T58" style:family="text">
      <style:text-properties fo:font-size="10.00pt" fo:font-weight="normal" fo:font-family="Verdana" style:font-family-asian="Verdana" style:font-family-complex="Verdan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normal" fo:font-family="Verdana" style:font-family-asian="Verdana" style:font-family-complex="Verdana" fo:background-color="transparent" style:use-window-font-color="true"/>
    </style:style>
    <style:style style:name="T61" style:family="text">
      <style:text-properties fo:font-size="8.00pt" fo:font-weight="normal" fo:font-family="Calibri" style:font-family-asian="Calibri" style:font-family-complex="Calibri" fo:background-color="transparent" style:use-window-font-color="true"/>
    </style:style>
    <style:style style:name="T62" style:family="text">
      <style:text-properties fo:font-size="10.00pt" fo:font-weight="normal" fo:font-family="Verdana" style:font-family-asian="Verdana" style:font-family-complex="Verdana"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fo:font-family="Verdana" style:font-family-asian="Verdana" style:font-family-complex="Verdana" fo:background-color="transparent" style:use-window-font-color="true"/>
    </style:style>
    <style:style style:name="T65" style:family="text">
      <style:text-properties fo:font-size="8.00pt" fo:font-weight="normal" fo:font-family="Calibri" style:font-family-asian="Calibri" style:font-family-complex="Calibri" fo:background-color="transparent" style:use-window-font-color="true"/>
    </style:style>
    <style:style style:name="T66" style:family="text">
      <style:text-properties fo:font-size="10.00pt" fo:font-weight="normal" fo:font-family="Verdana" style:font-family-asian="Verdana" style:font-family-complex="Verdana" fo:background-color="transparent" style:use-window-font-color="true"/>
    </style:style>
    <style:style style:name="T67" style:family="text">
      <style:text-properties fo:font-size="10.00pt" fo:font-weight="normal" fo:font-family="Verdana" style:font-family-asian="Verdana" style:font-family-complex="Verdana" fo:background-color="transparent" style:use-window-font-color="true" fo:font-style="italic"/>
    </style:style>
    <style:style style:name="T68" style:family="text">
      <style:text-properties fo:font-size="10.00pt" fo:font-weight="normal" fo:font-family="Verdana" style:font-family-asian="Verdana" style:font-family-complex="Verdana" fo:background-color="transparent" style:use-window-font-color="true"/>
    </style:style>
    <style:style style:name="T69" style:family="text">
      <style:text-properties fo:font-size="10.00pt" fo:font-weight="normal" fo:font-family="Verdana" style:font-family-asian="Verdana" style:font-family-complex="Verdana" fo:background-color="transparent" style:use-window-font-color="true" fo:font-style="italic"/>
    </style:style>
    <style:style style:name="T70" style:family="text">
      <style:text-properties fo:font-size="10.00pt" fo:font-weight="normal" fo:font-family="Verdana" style:font-family-asian="Verdana" style:font-family-complex="Verdana" fo:background-color="transparent" style:use-window-font-color="true" fo:font-style="italic"/>
    </style:style>
    <style:style style:name="T71" style:family="text">
      <style:text-properties fo:font-size="10.00pt" fo:font-weight="normal" fo:font-family="Verdana" style:font-family-asian="Verdana" style:font-family-complex="Verdana" fo:background-color="transparent" style:use-window-font-color="true"/>
    </style:style>
    <style:style style:name="T72" style:family="text">
      <style:text-properties fo:font-size="10.00pt" fo:font-weight="normal" fo:font-family="Verdana" style:font-family-asian="Verdana" style:font-family-complex="Verdana" fo:background-color="transparent" style:use-window-font-color="true"/>
    </style:style>
    <style:style style:name="T73" style:family="text">
      <style:text-properties fo:font-size="10.00pt" fo:font-weight="normal" fo:font-family="Verdana" style:font-family-asian="Verdana" style:font-family-complex="Verdana" fo:background-color="transparent" style:use-window-font-color="true"/>
    </style:style>
    <style:style style:name="T74" style:family="text">
      <style:text-properties fo:font-size="10.00pt" fo:font-weight="normal" fo:font-family="Verdana" style:font-family-asian="Verdana" style:font-family-complex="Verdana" fo:background-color="transparent" style:use-window-font-color="true"/>
    </style:style>
    <style:style style:name="T75" style:family="text">
      <style:text-properties fo:font-size="10.00pt" fo:font-weight="bold" fo:font-family="Verdana" style:font-family-asian="Verdana" style:font-family-complex="Verdana" fo:background-color="transparent" style:use-window-font-color="true"/>
    </style:style>
    <style:style style:name="T76" style:family="text">
      <style:text-properties fo:font-size="10.00pt" fo:font-weight="normal" fo:font-family="Verdana" style:font-family-asian="Verdana" style:font-family-complex="Verdana" fo:background-color="transparent" style:use-window-font-color="true"/>
    </style:style>
    <style:style style:name="T77" style:family="text">
      <style:text-properties fo:font-size="10.00pt" fo:font-weight="normal" fo:font-family="Verdana" style:font-family-asian="Verdana" style:font-family-complex="Verdana" fo:background-color="transparent" style:use-window-font-color="true" fo:font-style="italic"/>
    </style:style>
    <style:style style:name="T78" style:family="text">
      <style:text-properties fo:font-size="10.00pt" fo:font-weight="normal" fo:font-family="Verdana" style:font-family-asian="Verdana" style:font-family-complex="Verdana" fo:background-color="transparent" style:use-window-font-color="true"/>
    </style:style>
    <style:style style:name="T79" style:family="text">
      <style:text-properties fo:font-size="10.00pt" fo:font-weight="normal" fo:font-family="Verdana" style:font-family-asian="Verdana" style:font-family-complex="Verdana" fo:background-color="transparent" style:use-window-font-color="true" fo:font-style="italic"/>
    </style:style>
    <style:style style:name="T80" style:family="text">
      <style:text-properties fo:font-size="10.00pt" fo:font-weight="normal" fo:font-family="Verdana" style:font-family-asian="Verdana" style:font-family-complex="Verdana" fo:background-color="transparent" style:use-window-font-color="true" fo:font-style="italic"/>
    </style:style>
    <style:style style:name="T81" style:family="text">
      <style:text-properties fo:font-size="10.00pt" fo:font-weight="normal" fo:font-family="Verdana" style:font-family-asian="Verdana" style:font-family-complex="Verdana" fo:background-color="transparent" style:use-window-font-color="true" fo:font-style="italic"/>
    </style:style>
    <style:style style:name="T82" style:family="text">
      <style:text-properties fo:font-size="10.00pt" fo:font-weight="normal" fo:font-family="Verdana" style:font-family-asian="Verdana" style:font-family-complex="Verdana" fo:background-color="transparent" style:use-window-font-color="true" fo:font-style="italic"/>
    </style:style>
    <style:style style:name="T83" style:family="text">
      <style:text-properties fo:font-size="10.00pt" fo:font-weight="normal" fo:font-family="Verdana" style:font-family-asian="Verdana" style:font-family-complex="Verdana" fo:background-color="transparent" style:use-window-font-color="true" fo:font-style="italic"/>
    </style:style>
    <style:style style:name="T84" style:family="text">
      <style:text-properties fo:font-size="10.00pt" fo:font-weight="normal" fo:font-family="Verdana" style:font-family-asian="Verdana" style:font-family-complex="Verdana" fo:background-color="transparent" style:use-window-font-color="true"/>
    </style:style>
    <style:style style:name="T85" style:family="text">
      <style:text-properties fo:font-size="10.00pt" fo:font-weight="normal" fo:font-family="Verdana" style:font-family-asian="Verdana" style:font-family-complex="Verdana" fo:background-color="transparent" style:use-window-font-color="true"/>
    </style:style>
    <style:style style:name="T86" style:family="text">
      <style:text-properties fo:font-size="10.00pt" fo:font-weight="normal" fo:font-family="Verdana" style:font-family-asian="Verdana" style:font-family-complex="Verdana" fo:background-color="transparent" style:use-window-font-color="true"/>
    </style:style>
    <style:style style:name="T87" style:family="text">
      <style:text-properties fo:font-size="10.00pt" fo:font-weight="normal" fo:font-family="Verdana" style:font-family-asian="Verdana" style:font-family-complex="Verdana" fo:background-color="transparent" style:use-window-font-color="true" fo:font-style="italic"/>
    </style:style>
    <style:style style:name="T88" style:family="text">
      <style:text-properties fo:font-size="10.00pt" fo:font-weight="normal" fo:font-family="Verdana" style:font-family-asian="Verdana" style:font-family-complex="Verdana" fo:background-color="transparent" style:use-window-font-color="true"/>
    </style:style>
    <style:style style:name="T89" style:family="text">
      <style:text-properties fo:font-size="10.00pt" fo:font-weight="normal" fo:font-family="Verdana" style:font-family-asian="Verdana" style:font-family-complex="Verdana" fo:background-color="transparent" style:use-window-font-color="true" fo:font-style="italic"/>
    </style:style>
    <style:style style:name="T90" style:family="text">
      <style:text-properties fo:font-size="10.00pt" fo:font-weight="normal" fo:font-family="Verdana" style:font-family-asian="Verdana" style:font-family-complex="Verdana" fo:background-color="transparent" style:use-window-font-color="true"/>
    </style:style>
    <style:style style:name="T91" style:family="text">
      <style:text-properties fo:font-size="10.00pt" fo:font-weight="normal" fo:font-family="Verdana" style:font-family-asian="Verdana" style:font-family-complex="Verdana" fo:background-color="transparent" style:use-window-font-color="true" fo:font-style="italic"/>
    </style:style>
    <style:style style:name="T92" style:family="text">
      <style:text-properties fo:font-size="10.00pt" fo:font-weight="normal" fo:font-family="Verdana" style:font-family-asian="Verdana" style:font-family-complex="Verdana" fo:background-color="transparent" style:use-window-font-color="true"/>
    </style:style>
    <style:style style:name="T93" style:family="text">
      <style:text-properties fo:font-size="10.00pt" fo:font-weight="normal" fo:font-family="Verdana" style:font-family-asian="Verdana" style:font-family-complex="Verdana" fo:background-color="transparent" style:use-window-font-color="true" fo:font-style="italic"/>
    </style:style>
    <style:style style:name="T94" style:family="text">
      <style:text-properties fo:font-size="10.00pt" fo:font-weight="normal" fo:font-family="Verdana" style:font-family-asian="Verdana" style:font-family-complex="Verdana" fo:background-color="transparent" style:use-window-font-color="true"/>
    </style:style>
    <style:style style:name="T95" style:family="text">
      <style:text-properties fo:font-size="10.00pt" fo:font-weight="normal" fo:font-family="Verdana" style:font-family-asian="Verdana" style:font-family-complex="Verdana" fo:background-color="transparent" style:use-window-font-color="true" fo:font-style="italic"/>
    </style:style>
    <style:style style:name="T96" style:family="text">
      <style:text-properties fo:font-size="7.00pt" fo:font-weight="normal" fo:font-family="Verdana" style:font-family-asian="Verdana" style:font-family-complex="Verdana" fo:background-color="transparent" style:use-window-font-color="true" fo:font-style="italic"/>
    </style:style>
    <style:style style:name="T97" style:family="text">
      <style:text-properties fo:font-size="10.00pt" fo:font-weight="bold" fo:font-family="Verdana" style:font-family-asian="Verdana" style:font-family-complex="Verdana" fo:background-color="transparent" style:use-window-font-color="true"/>
    </style:style>
    <style:style style:name="T98" style:family="text">
      <style:text-properties fo:font-size="10.00pt" fo:font-weight="normal" fo:font-family="Verdana" style:font-family-asian="Verdana" style:font-family-complex="Verdana" fo:background-color="transparent" style:use-window-font-color="true"/>
    </style:style>
    <style:style style:name="T99" style:family="text">
      <style:text-properties fo:font-size="10.00pt" fo:font-weight="normal" fo:font-family="Verdana" style:font-family-asian="Verdana" style:font-family-complex="Verdana"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1.40pt" fo:text-indent="-1.40pt">
        <style:tab-stops>
          <style:tab-stop style:position="50.35pt" style:type="center"/>
          <style:tab-stop style:position="3853.65pt" style:leader-style="dash" style:leader-text="-"/>
        </style:tab-stops>
      </style:paragraph-properties>
    </style:style>
    <style:style style:name="P3" style:family="paragraph">
      <style:paragraph-properties fo:line-height="100.00%" fo:text-align="center" fo:margin-bottom="14.15pt"/>
    </style:style>
    <style:style style:name="P4" style:family="paragraph">
      <style:paragraph-properties fo:line-height="100.00%" fo:text-align="left" fo:margin-left="1.40pt" fo:text-indent="-1.40pt">
        <style:tab-stops>
          <style:tab-stop style:position="50.35pt" style:type="center"/>
          <style:tab-stop style:position="3853.65pt" style:leader-style="dash" style:leader-text="-"/>
        </style:tab-stops>
      </style:paragraph-properties>
    </style:style>
    <style:style style:name="P5"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6" style:family="paragraph">
      <style:paragraph-properties fo:line-height="100.00%" fo:text-align="left" fo:margin-bottom="14.15pt"/>
    </style:style>
    <style:style style:name="P7"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8" style:family="paragraph">
      <style:paragraph-properties fo:line-height="100.00%" fo:text-align="left" fo:margin-bottom="14.15pt"/>
    </style:style>
    <style:style style:name="P9"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10" style:family="paragraph">
      <style:paragraph-properties fo:line-height="100.00%" fo:text-align="left" fo:margin-bottom="14.15pt"/>
    </style:style>
    <style:style style:name="P11"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12" style:family="paragraph">
      <style:paragraph-properties fo:line-height="100.00%" fo:text-align="left" fo:margin-bottom="14.15pt"/>
    </style:style>
    <style:style style:name="P13"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14" style:family="paragraph">
      <style:paragraph-properties fo:line-height="100.00%" fo:text-align="left" fo:margin-bottom="14.15pt"/>
    </style:style>
    <style:style style:name="P15"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16" style:family="paragraph">
      <style:paragraph-properties fo:line-height="100.00%" fo:text-align="left" fo:margin-bottom="14.15pt"/>
    </style:style>
    <style:style style:name="P17"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18" style:family="paragraph">
      <style:paragraph-properties fo:line-height="100.00%" fo:text-align="left" fo:margin-bottom="14.15pt"/>
    </style:style>
    <style:style style:name="P19"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20" style:family="paragraph">
      <style:paragraph-properties fo:line-height="100.00%" fo:text-align="left" fo:margin-bottom="14.15pt"/>
    </style:style>
    <style:style style:name="P21" style:family="paragraph">
      <style:paragraph-properties fo:line-height="100.00%" fo:text-align="left" fo:margin-left="1.40pt" fo:text-indent="-1.40pt">
        <style:tab-stops>
          <style:tab-stop style:position="50.35pt" style:type="center"/>
          <style:tab-stop style:position="3290.45pt" style:leader-style="dash" style:leader-text="-"/>
        </style:tab-stops>
      </style:paragraph-properties>
    </style:style>
    <style:style style:name="P22" style:family="paragraph">
      <style:paragraph-properties fo:line-height="100.00%" fo:text-align="left"/>
    </style:style>
    <style:style style:name="TableColumn0100" style:family="table-column">
      <style:table-column-properties style:column-width="0.718750in"/>
    </style:style>
    <style:style style:name="TableColumn0101" style:family="table-column">
      <style:table-column-properties style:column-width="5.974306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31250in solid #808080" fo:border-left="0.031250in solid #808080" fo:border-right="0.000694in solid #000000" fo:border-bottom="0.031250in solid #808080" fo:padding-left="0.019444in" fo:padding-right="0.019444in" fo:vertical-align="center" fo:background-color="#ffffff"/>
    </style:style>
    <style:style style:name="TableCell010001" style:family="table-cell">
      <style:table-cell-properties fo:border-top="0.031250in solid #808080" fo:border-left="0.031250in solid #808080" fo:border-right="0.031250in solid #808080" fo:border-bottom="0.031250in solid #808080" fo:padding-left="0.019444in" fo:padding-right="0.019444in" fo:vertical-align="center" fo:background-color="#ffffff"/>
    </style:style>
    <style:style style:name="TableRow0101" style:family="table-row">
      <style:table-row-properties/>
    </style:style>
    <style:style style:name="TableCell0101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1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2" style:family="table-row">
      <style:table-row-properties/>
    </style:style>
    <style:style style:name="TableCell0102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2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3" style:family="table-row">
      <style:table-row-properties/>
    </style:style>
    <style:style style:name="TableCell0103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3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4" style:family="table-row">
      <style:table-row-properties/>
    </style:style>
    <style:style style:name="TableCell0104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4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5" style:family="table-row">
      <style:table-row-properties/>
    </style:style>
    <style:style style:name="TableCell0105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5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6" style:family="table-row">
      <style:table-row-properties/>
    </style:style>
    <style:style style:name="TableCell0106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6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7" style:family="table-row">
      <style:table-row-properties/>
    </style:style>
    <style:style style:name="TableCell0107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7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style:style style:name="TableRow0108" style:family="table-row">
      <style:table-row-properties/>
    </style:style>
    <style:style style:name="TableCell010800" style:family="table-cell">
      <style:table-cell-properties fo:border-top="0.000694in solid #000000" fo:border-left="0.031250in solid #808080" fo:border-right="0.000694in solid #000000" fo:border-bottom="0.031250in solid #808080" fo:padding-left="0.019444in" fo:padding-right="0.019444in" fo:vertical-align="center" fo:background-color="#ffffff"/>
    </style:style>
    <style:style style:name="TableCell010801" style:family="table-cell">
      <style:table-cell-properties fo:border-top="0.000694in solid #000000" fo:border-left="0.031250in solid #808080" fo:border-right="0.031250in solid #808080" fo:border-bottom="0.031250in solid #808080" fo:padding-left="0.019444in" fo:padding-right="0.019444in" fo:vertical-align="center" fo:background-color="#ffffff"/>
    </style:style>
  </office:automatic-styles>
  <office:body>
    <office:text>
      <text:p text:style-name="P1"><text:span text:style-name="T1">Startprotokollierung</text:span><text:span text:style-name="T2"/></text:p>
      <text:p text:style-name="P1"><text:span text:style-name="T3"/></text:p>
      <text:p text:style-name="P1"><text:span text:style-name="T4">Die Ausgabe des Kernels während des Systemstarts werden gespeichert und können mit<text:s/></text:span><text:span text:style-name="T5">dmesg</text:span><text:span text:style-name="T6"><text:s/>ausgelesen werden. Da dies mehrere hundert Zeilen sein können empfiehlt sich die Ausgabe an less.<text:line-break/><text:line-break/></text:span><text:span text:style-name="T7">dmesg | less<text:line-break/><text:line-break/></text:span><text:span text:style-name="T8">Informationen die schon länger zurückliegen, finden wir unter /var/log/syslog. Wir können auch nach Kernel bezogenen Meldungen Filtern<text:line-break/><text:line-break/></text:span><text:span text:style-name="T9">grep kernel /var/log/syslog | less<text:line-break/><text:line-break/></text:span><text:span text:style-name="T10">Heute verwenden die meisten Linux-Systeme<text:s/></text:span><text:span text:style-name="T11">systemd</text:span><text:span text:style-name="T12">, so dass die Protokollierung mit journalctl ausgelesen werden kann. Die Option -k filtert Kernel bezogene Meldungen, ähnlich dmesg.</text:span><text:span text:style-name="T13"><text:line-break/><text:line-break/>journalctl -k<text:line-break/><text:line-break/></text:span><text:span text:style-name="T14">Init<text:line-break/></text:span><text:span text:style-name="T15"><text:line-break/></text:span><text:span text:style-name="T16">Wenn der Kernel mit seiner Initialisierung beim Start fertig ist, übergibt er die Kontrolle an und startet den init-Prozess der für die Initialisierung des Systems verantwortlich ist.<text:line-break/>Init ist immer der 1. Prozess mit der Nr. 1 (und letzter Prozess) und gilt daher als Vater aller Prozesse. (Alternativen werden später behandelt) Alle anderen Programme werden entweder direkt von init oder von einem seiner untergeordneten Prozesse gestartet. <text:line-break/><text:line-break/></text:span><text:span text:style-name="T17">ps -A<text:line-break/>pstree<text:line-break/><text:line-break/></text:span><text:span text:style-name="T18">...zeigen ggf. Alternativen.<text:line-break/><text:line-break/></text:span><text:span text:style-name="T19">Init-Skripts<text:line-break/></text:span><text:span text:style-name="T20"><text:line-break/>Init wird in der Datei /etc/inittab konfiguriert. Je nach den Einträgen in /etc/inittab werden von init mehrere Skripts ausgeführt. Diese Skripts, die der Deutlichkeit halber als<text:s/></text:span><text:span text:style-name="T21">init-Skripts</text:span><text:span text:style-name="T22"><text:s/>bezeichnet werden, befinden sich alle im Verzeichnis /etc/init.d <text:line-break/>Der gesamte Vorgang des Startens und Herunterfahrens des Systems wird von init verwaltet. <text:line-break/>Skripte die indirekt von init ausgeführt werden rufen /etc/init.d/rc (Master-Skript) auf.<text:line-break/>Jedes Skript kann sowohl als Start- als auch Stop-Skript ausgeführt werden.<text:line-break/><text:line-break/>Boot <text:tab/><text:tab/><text:tab/><text:tab/>wenn das System mit init gestartet wird<text:line-break/><text:tab/><text:tab/><text:tab/><text:tab/>unabhängig vom gewähltem Runlevel<text:line-break/><text:tab/><text:tab/><text:tab/><text:tab/>wird einmalig ausgeführt<text:line-break/><text:tab/><text:tab/><text:tab/><text:tab/>Mountet dabei /proc und /pts <text:line-break/><text:tab/><text:tab/><text:tab/><text:tab/>Aktiviert blogd (Boot Logging Daemon)<text:line-break/><text:tab/><text:tab/><text:tab/><text:tab/>nach Aktualisierungen/Installationen auch die <text:tab/><text:tab/><text:tab/><text:tab/><text:tab/>Systemkonfiguration<text:line-break/><text:tab/><text:tab/><text:tab/><text:tab/><text:line-break/><text:tab/><text:tab/><text:tab/><text:tab/>blogd (Boot Logging Daemon) wird von boot <text:tab/><text:tab/><text:tab/><text:tab/><text:tab/>und rc vor allen anderen Diensten gestartet. <text:tab/><text:tab/><text:tab/><text:tab/><text:tab/>Wird gestoppt wenn oben genannte Aktionen <text:tab/><text:tab/><text:tab/><text:tab/><text:tab/>abgeschlossen sind.<text:line-break/><text:tab/><text:tab/><text:tab/><text:tab/>Protokolldatei: /var/log/boot.msg (/var vorher <text:tab/><text:tab/><text:tab/><text:tab/><text:tab/>mit r/w-Rechten mounten)<text:line-break/><text:line-break/><text:tab/><text:tab/><text:tab/><text:tab/>Das boot-Skript ist verantwortlich für Starten <text:tab/><text:tab/><text:tab/><text:tab/><text:tab/>der Skripte aus /etc/init.d/boot.d<text:line-break/><text:tab/><text:tab/><text:tab/><text:tab/>Systemzeit wird festgelegt<text:line-break/><text:tab/><text:tab/><text:tab/><text:tab/>Führt das Skript boot.local als letztes aus <text:line-break/><text:line-break/>boot.local<text:tab/><text:tab/><text:tab/>Zusätzliche Befehle die beim booten ausgeführt <text:tab/><text:tab/><text:tab/><text:tab/><text:tab/>werden sollen, bevor wir zu einem anderen <text:tab/><text:tab/><text:tab/><text:tab/><text:tab/>Runlevel wechseln<text:line-break/><text:line-break/>boot.setup<text:tab/><text:tab/><text:tab/>Wechsel von Einzelbenutzermodus zu anderen <text:tab/><text:tab/><text:tab/><text:tab/><text:tab/>Runleveln. <text:line-break/><text:line-break/>halt<text:tab/>(reboot)<text:tab/><text:tab/>Nur bei Wechsel zu Level 0 oder 6 <text:line-break/><text:line-break/>rc<text:tab/><text:tab/><text:tab/><text:tab/>Ruft die Stop-Skripts des aktuellen Runlevels<text:s text:c="2"/><text:tab/><text:tab/><text:tab/><text:tab/><text:tab/>und die Start-Skripts des neuen Runlevel auf<text:line-break/><text:line-break/><text:line-break/>Benutzerdefinierte init-Skripts für Programme oder Dienste können Sie erstellen, indem Sie die Datei /etc/init.d/skeleton wie eine Schablone verwenden. Speichern Sie eine Kopie unter neuem Namen!<text:line-break/><text:line-break/></text:span><text:span text:style-name="T23">Runlevel</text:span><text:span text:style-name="T24"><text:line-break/><text:line-break/>Runlevel/Funktionsstufen, wie das System gestartet wird und welche Dienste im laufenden System verfügbar sind. Nach dem Booten startet das System wie in /etc/inittab in der Zeile initdefault definiert. Alternativ kann der Runlevel auch beispielsweise an der Eingabeaufforderung angegeben werden. Alle Parameter, die nicht direkt vom Kernel ausgewertet werden können, werden an init übergeben. <text:line-break/></text:span></text:p>
      <table:table table:style-name="Table01">
        <table:table-column table:style-name="TableColumn0100"/>
        <table:table-column table:style-name="TableColumn0101"/>
        <table:table-row table:style-name="TableRow0100">
          <table:table-cell table:style-name="TableCell010000">
            <text:p text:style-name="P3"><text:span text:style-name="T26">Runlevel</text:span><text:span text:style-name="T27"/></text:p>
          </table:table-cell>
          <table:table-cell table:style-name="TableCell010001">
            <text:p text:style-name="P3"><text:span text:style-name="T28">Beschreibung</text:span><text:span text:style-name="T29"/></text:p>
          </table:table-cell>
        </table:table-row>
        <table:table-row table:style-name="TableRow0101">
          <table:table-cell table:style-name="TableCell010100">
            <text:p text:style-name="P6"><text:span text:style-name="T30">0 shutdown -h now</text:span><text:span text:style-name="T31"/></text:p>
          </table:table-cell>
          <table:table-cell table:style-name="TableCell010101">
            <text:p text:style-name="P6"><text:span text:style-name="T32">Systemstopp<text:s/></text:span><text:span text:style-name="T33">–</text:span><text:span text:style-name="T34"><text:s/>Rechner schaltet sich aus.<text:line-break/>Bei allen Distributionen</text:span><text:span text:style-name="T35"/></text:p>
          </table:table-cell>
        </table:table-row>
        <table:table-row table:style-name="TableRow0102">
          <table:table-cell table:style-name="TableCell010200">
            <text:p text:style-name="P8"><text:span text:style-name="T36">S</text:span><text:span text:style-name="T37"/></text:p>
          </table:table-cell>
          <table:table-cell table:style-name="TableCell010201">
            <text:p text:style-name="P8"><text:span text:style-name="T38">Einzelbenutzer-Modus; über die Boot-Eingabeaufforderung, nur mit der amerikanischen Tastaturbelegung verfügbar</text:span><text:span text:style-name="T39"/></text:p>
          </table:table-cell>
        </table:table-row>
        <table:table-row table:style-name="TableRow0103">
          <table:table-cell table:style-name="TableCell010300">
            <text:p text:style-name="P10"><text:span text:style-name="T40">1 shutdown now</text:span><text:span text:style-name="T41"/></text:p>
          </table:table-cell>
          <table:table-cell table:style-name="TableCell010301">
            <text:p text:style-name="P10"><text:span text:style-name="T42">Einzelbenutzer-Modus (wie S)<text:s/></text:span><text:span text:style-name="T43">–</text:span><text:span text:style-name="T44"><text:s/>ohne Netzwerkfunktionen und Multiuser, daher nur zur Wartung (Keine GUI)<text:line-break/>Bei allen Distributionen</text:span><text:span text:style-name="T45"/></text:p>
          </table:table-cell>
        </table:table-row>
        <table:table-row table:style-name="TableRow0104">
          <table:table-cell table:style-name="TableCell010400">
            <text:p text:style-name="P12"><text:span text:style-name="T46">2</text:span><text:span text:style-name="T47"/></text:p>
          </table:table-cell>
          <table:table-cell table:style-name="TableCell010401">
            <text:p text:style-name="P12"><text:span text:style-name="T48">Lokaler Mehrbenutzer-Modus (z.T. mit Netzwerk)<text:line-break/>Keine grafische Umgebung.</text:span><text:span text:style-name="T49"/></text:p>
          </table:table-cell>
        </table:table-row>
        <table:table-row table:style-name="TableRow0105">
          <table:table-cell table:style-name="TableCell010500">
            <text:p text:style-name="P14"><text:span text:style-name="T50">3</text:span><text:span text:style-name="T51"/></text:p>
          </table:table-cell>
          <table:table-cell table:style-name="TableCell010501">
            <text:p text:style-name="P14"><text:span text:style-name="T52">Mehrbenutzer-Vollmodus mit Netzwerk<text:line-break/>(z.T. mit grafischer Anmeldung)<text:line-break/>Alle wichtigen Programme und Dienste</text:span><text:span text:style-name="T53"/></text:p>
          </table:table-cell>
        </table:table-row>
        <table:table-row table:style-name="TableRow0106">
          <table:table-cell table:style-name="TableCell010600">
            <text:p text:style-name="P16"><text:span text:style-name="T54">4</text:span><text:span text:style-name="T55"/></text:p>
          </table:table-cell>
          <table:table-cell table:style-name="TableCell010601">
            <text:p text:style-name="P16"><text:span text:style-name="T56">Nicht verwendet</text:span><text:span text:style-name="T57"/></text:p>
          </table:table-cell>
        </table:table-row>
        <table:table-row table:style-name="TableRow0107">
          <table:table-cell table:style-name="TableCell010700">
            <text:p text:style-name="P18"><text:span text:style-name="T58">5</text:span><text:span text:style-name="T59"/></text:p>
          </table:table-cell>
          <table:table-cell table:style-name="TableCell010701">
            <text:p text:style-name="P18"><text:span text:style-name="T60">Mehrbenutzer-Vollmodus i.d.R. mit Netzwerk und X-Display-Manager - KDE, GNOME oder XDM</text:span><text:span text:style-name="T61"/></text:p>
          </table:table-cell>
        </table:table-row>
        <table:table-row table:style-name="TableRow0108">
          <table:table-cell table:style-name="TableCell010800">
            <text:p text:style-name="P20"><text:span text:style-name="T62">6<text:line-break/>shutdown -r now</text:span><text:span text:style-name="T63"/></text:p>
          </table:table-cell>
          <table:table-cell table:style-name="TableCell010801">
            <text:p text:style-name="P20"><text:span text:style-name="T64">Neustart - Bei allen Distributionen</text:span><text:span text:style-name="T65"/></text:p>
          </table:table-cell>
        </table:table-row>
      </table:table>
      <text:p text:style-name="P22"><text:span text:style-name="T66"><text:line-break/>Um herauszufinden in welchem Runlevel sich Ihr System befindet geben Sie einfach<text:s/></text:span><text:span text:style-name="T67">runlevel</text:span><text:span text:style-name="T68"><text:s/>ein.<text:line-break/><text:line-break/>Zum Wechsel des Runlevels geben Sie einfach init und den gewünschten Runlevel (oder telinit) ein. Z.B.<text:s/></text:span><text:span text:style-name="T69">init 0<text:s/></text:span><text:span text:style-name="T70">–</text:span><text:span text:style-name="T71"><text:s/>Rechner runter fahren. Benutzer werden nicht gewarnt<text:s/></text:span><text:span text:style-name="T72">–</text:span><text:span text:style-name="T73"><text:s/>Datenverlust m</text:span><text:span text:style-name="T74">öglich!<text:line-break/><text:line-break/></text:span><text:span text:style-name="T75">Shutdown</text:span><text:span text:style-name="T76"><text:line-break/><text:line-break/>Warnt Benutzer vor dem Herunterfahren oder Neustart. Programme bekommen Gelegenheit sich zu beenden (Signal 15 und nach angemessener Zeit Signal 9). <text:line-break/><text:line-break/>-r<text:tab/><text:tab/>reboot<text:line-break/><text:line-break/>-h <text:tab/><text:tab/>halt<text:line-break/><text:line-break/>-t<text:tab/><text:tab/>time in Sekunden (veraltet)<text:line-break/><text:line-break/>-k <text:tab/><text:tab/>nur Meldung senden (nicht herunterfahren)<text:line-break/><text:line-break/>-f<text:tab/><text:tab/>kein fsck bei Neustart (Prüfung der Partitionen)<text:line-break/>-F<text:tab/><text:tab/>fsck nach Neustart erzwingen<text:line-break/><text:line-break/></text:span><text:span text:style-name="T77">shutdown -f -r now<text:tab/><text:tab/></text:span><text:span text:style-name="T78">fährt sofort runter, startet neu und fsck <text:tab/><text:tab/><text:tab/><text:tab/><text:tab/><text:tab/>wird nicht gestartet<text:line-break/><text:line-break/><text:line-break/>acpid<text:tab/><text:tab/>Advanced Configuration and Power Interface Daemon<text:line-break/>S.50<text:tab/><text:tab/>Herunterfahren über Power-Taste oder Energiesparmodus <text:tab/><text:tab/><text:tab/>beim Schließen des Laptopdeckels<text:line-break/><text:line-break/>wall<text:tab/><text:tab/>Alternative zu shutdown -k<text:line-break/>S.50<text:tab/><text:tab/>Sendet nur Nachrichten an alle angemeldeten Nutzer<text:line-break/><text:tab/><text:tab/>am besten mit echo kombinieren<text:line-break/><text:tab/><text:tab/><text:line-break/><text:tab/><text:tab/></text:span><text:span text:style-name="T79">echo<text:s/></text:span><text:span text:style-name="T80">„</text:span><text:span text:style-name="T81">Der Rechner wird gleich heruntergefahren</text:span><text:span text:style-name="T82">“</text:span><text:span text:style-name="T83"><text:s/>| wall<text:line-break/><text:line-break/><text:line-break/></text:span><text:span text:style-name="T84">Upstart<text:tab/>Nachfolger vom init-Daemon<text:s/></text:span><text:span text:style-name="T85">–</text:span><text:span text:style-name="T86"><text:s/>Systemstart war schneller.<text:line-break/>S.51<text:tab/><text:tab/>Mittlerweile von systemd ersetzt<text:line-break/><text:tab/><text:tab/>Konfigurationsdateien bzw. Skripte lagen in /etc/init <text:tab/><text:tab/><text:tab/><text:tab/>und /etc/event.d <text:line-break/><text:tab/><text:tab/>/etc/inittab wurde nicht mehr verwendet<text:line-break/><text:line-break/><text:line-break/>systemd<text:tab/>Auch eine Alternative für SysVinit. Standard der meisten S.52<text:tab/><text:tab/><text:tab/>Linux-Distributionen. <text:line-break/><text:tab/><text:tab/>Startet Dienste parallel und beschleunigt dadurch <text:tab/><text:tab/><text:tab/><text:tab/>den Systemstart<text:line-break/><text:tab/><text:tab/>Parallelisiert auch Dienste die voneinander abhängen<text:line-break/><text:tab/><text:tab/>Kompatibel mit System-V basierten Skripten<text:line-break/><text:tab/><text:tab/>Eigene Administrationstools<text:line-break/><text:tab/><text:tab/><text:line-break/><text:tab/><text:tab/>Wechsel in Runlevel 3: <text:line-break/><text:tab/><text:tab/></text:span><text:span text:style-name="T87">systemctl isolate runlevel3.target<text:line-break/><text:tab/><text:tab/></text:span><text:span text:style-name="T88">Wechsel in Single User Mode: <text:line-break/><text:tab/><text:tab/></text:span><text:span text:style-name="T89">systemctl isolate rescue.target</text:span><text:span text:style-name="T90"><text:line-break/><text:tab/><text:tab/>System herunterfahren:<text:line-break/><text:tab/><text:tab/></text:span><text:span text:style-name="T91">systemctl isolate poweroff.target<text:line-break/><text:tab/><text:tab/></text:span><text:span text:style-name="T92">Neustart:</text:span><text:span text:style-name="T93"><text:line-break/><text:tab/><text:tab/>systemctl isolate reboot.target<text:line-break/><text:tab/><text:tab/>Dateien<text:s/></text:span><text:span text:style-name="T94">in /usr/lib/systemd/system (auch <text:tab/><text:tab/><text:tab/><text:tab/><text:tab/><text:tab/>/lib/systemd/system)<text:line-break/><text:tab/><text:tab/>Konfigurierte Targets werden in /etc/systemd/system <text:tab/><text:tab/><text:tab/><text:tab/>verknüpft<text:line-break/><text:tab/><text:tab/>Z.B. Keine Multiuser-Umgebung nach Neustart:</text:span></text:p>
      <text:p text:style-name="P22"><text:span text:style-name="T94"><text:tab/><text:tab/></text:span><text:span text:style-name="T95">ln -s /usr/lib/systemd/system/multi-user.target <text:tab/><text:tab/><text:tab/><text:tab/><text:tab/>/etc/systemd/system/default.target</text:span><text:span text:style-name="T96"><text:line-break/><text:line-break/></text:span></text:p>
      <text:p text:style-name="P22"><text:span text:style-name="T97">Starten und Beenden von Diensten</text:span><text:span text:style-name="T98"><text:line-break/><text:line-break/>systemctl start sshd.service<text:line-break/><text:line-break/><text:tab/>start<text:tab/><text:tab/>startet Dienst<text:line-break/><text:tab/>stop<text:tab/><text:tab/>stoppt Dienst<text:line-break/><text:tab/>restart<text:tab/><text:tab/>startet Dienst neu<text:line-break/><text:tab/>status<text:tab/><text:tab/>überprüft ob ein Dienst läuft<text:line-break/><text:tab/>enable<text:tab/><text:tab/>sorgt für automatisches laden beim Systemstart<text:line-break/><text:tab/>disable<text:tab/><text:tab/>entfernt Systemlinks, die für den automatischen <text:tab/><text:tab/><text:tab/><text:tab/><text:tab/>Start eines Dienstes beim Systemstart verwendet <text:tab/><text:tab/><text:tab/><text:tab/>werden</text:span></text:p>
      <text:p text:style-name="P22"><text:span text:style-name="T99"><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